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8cm" draw:marker-end-width="0.438cm" draw:fill="none" draw:textarea-horizontal-align="justify" draw:textarea-vertical-align="middle" draw:auto-grow-height="false" fo:min-height="13.435cm" fo:min-width="22.456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9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4.14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11.513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0.747cm" fo:min-width="3.893cm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28cm" svg:stroke-color="#00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4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2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14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55cm"/>
    </style:style>
    <style:style style:name="gr22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131cm" fo:min-width="0cm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dc2300" draw:marker-start-width="0.279cm" draw:marker-end-width="0.279cm" draw:stroke-linejoin="miter" draw:fill-color="#ff0000" draw:textarea-horizontal-align="justify" draw:textarea-vertical-align="middle" draw:auto-grow-height="false" fo:min-height="0.079cm" fo:min-width="0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dash" draw:stroke-dash="Line_20_Style_20_9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draw:stroke="solid" draw:stroke-dash="Ultrafine_20_Dashe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53cm"/>
    </style:style>
    <style:style style:name="gr34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04cm" fo:min-width="0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0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4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2.936cm"/>
    </style:style>
    <style:style style:name="gr42" style:family="graphic" style:parent-style-name="objectwithoutfill">
      <style:graphic-properties draw:stroke="dash" draw:stroke-dash="Line_20_Style_20_9" draw:fill="none" draw:textarea-vertical-align="middle"/>
    </style:style>
    <style:style style:name="gr43" style:family="graphic" style:parent-style-name="standard">
      <style:graphic-properties svg:stroke-color="#cccccc" draw:fill-color="#cccccc" draw:textarea-horizontal-align="justify" draw:textarea-vertical-align="middle" draw:auto-grow-height="false" fo:min-height="0.131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955cm" fo:min-width="6.53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4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1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pt" style:font-size-asian="13pt" style:font-size-complex="13pt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P9" style:family="paragraph">
      <loext:graphic-properties draw:fill="none" draw:fill-color="#ffffff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cccccc"/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114cm" svg:height="13.843cm" svg:x="1.635cm" svg:y="1.38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635cm" svg:y1="2.143cm" svg:x2="24.749cm" svg:y2="2.143cm">
          <text:p/>
        </draw:line>
        <draw:line draw:style-name="gr3" draw:text-style-name="P1" draw:layer="layout" svg:x1="3.721cm" svg:y1="1.381cm" svg:x2="3.721cm" svg:y2="2.143cm">
          <text:p/>
        </draw:line>
        <draw:line draw:style-name="gr3" draw:text-style-name="P1" draw:layer="layout" svg:x1="5.721cm" svg:y1="1.381cm" svg:x2="5.721cm" svg:y2="2.143cm">
          <text:p/>
        </draw:line>
        <draw:line draw:style-name="gr3" draw:text-style-name="P1" draw:layer="layout" svg:x1="7.721cm" svg:y1="1.381cm" svg:x2="7.721cm" svg:y2="2.143cm">
          <text:p/>
        </draw:line>
        <draw:line draw:style-name="gr3" draw:text-style-name="P1" draw:layer="layout" svg:x1="9.721cm" svg:y1="1.381cm" svg:x2="9.721cm" svg:y2="2.143cm">
          <text:p/>
        </draw:line>
        <draw:frame draw:style-name="gr4" draw:text-style-name="P2" draw:layer="layout" svg:width="1.239cm" svg:height="0.763cm" svg:x="1.666cm" svg:y="1.381cm">
          <draw:text-box>
            <text:p><text:span text:style-name="T1">File</text:span></text:p>
          </draw:text-box>
        </draw:frame>
        <draw:frame draw:style-name="gr5" draw:text-style-name="P2" draw:layer="layout" svg:width="1.289cm" svg:height="0.763cm" svg:x="3.667cm" svg:y="1.382cm">
          <draw:text-box>
            <text:p><text:span text:style-name="T1">Edit</text:span></text:p>
          </draw:text-box>
        </draw:frame>
        <draw:frame draw:style-name="gr6" draw:text-style-name="P2" draw:layer="layout" svg:width="1.442cm" svg:height="0.763cm" svg:x="5.667cm" svg:y="1.382cm">
          <draw:text-box>
            <text:p><text:span text:style-name="T1">Help</text:span></text:p>
          </draw:text-box>
        </draw:frame>
        <draw:frame draw:style-name="gr7" draw:text-style-name="P2" draw:layer="layout" svg:width="1.696cm" svg:height="0.763cm" svg:x="7.667cm" svg:y="1.382cm">
          <draw:text-box>
            <text:p><text:span text:style-name="T1">About</text:span></text:p>
          </draw:text-box>
        </draw:frame>
        <draw:custom-shape draw:style-name="gr8" draw:text-style-name="P1" draw:layer="layout" svg:width="4.699cm" svg:height="11.049cm" svg:x="1.889cm" svg:y="2.3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065cm" svg:height="11.049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.445cm" svg:height="11.049cm" svg:x="19.923cm" svg:y="2.39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89cm" svg:y1="3.032cm" svg:x2="6.588cm" svg:y2="3.032cm">
          <text:p/>
        </draw:line>
        <draw:line draw:style-name="gr2" draw:text-style-name="P1" draw:layer="layout" svg:x1="7.35cm" svg:y1="3.032cm" svg:x2="19.415cm" svg:y2="3.032cm">
          <text:p/>
        </draw:line>
        <draw:line draw:style-name="gr2" draw:text-style-name="P1" draw:layer="layout" svg:x1="19.923cm" svg:y1="3.032cm" svg:x2="24.368cm" svg:y2="3.032cm">
          <text:p/>
        </draw:line>
        <draw:line draw:style-name="gr3" draw:text-style-name="P1" draw:layer="layout" svg:x1="4.921cm" svg:y1="2.381cm" svg:x2="4.921cm" svg:y2="3.032cm">
          <text:p/>
        </draw:line>
        <draw:line draw:style-name="gr3" draw:text-style-name="P1" draw:layer="layout" svg:x1="9.521cm" svg:y1="2.382cm" svg:x2="9.521cm" svg:y2="3.033cm">
          <text:p/>
        </draw:line>
        <draw:line draw:style-name="gr3" draw:text-style-name="P1" draw:layer="layout" svg:x1="11.821cm" svg:y1="2.382cm" svg:x2="11.821cm" svg:y2="3.033cm">
          <text:p/>
        </draw:line>
        <draw:line draw:style-name="gr3" draw:text-style-name="P1" draw:layer="layout" svg:x1="13.921cm" svg:y1="2.382cm" svg:x2="13.921cm" svg:y2="3.033cm">
          <text:p/>
        </draw:line>
        <draw:line draw:style-name="gr11" draw:text-style-name="P1" draw:layer="layout" svg:x1="3.421cm" svg:y1="2.422cm" svg:x2="3.421cm" svg:y2="3.033cm">
          <text:p/>
        </draw:line>
        <draw:line draw:style-name="gr3" draw:text-style-name="P1" draw:layer="layout" svg:x1="22.221cm" svg:y1="2.382cm" svg:x2="22.221cm" svg:y2="3.033cm">
          <text:p/>
        </draw:line>
        <draw:line draw:style-name="gr3" draw:text-style-name="P1" draw:layer="layout" svg:x1="1.635cm" svg:y1="13.643cm" svg:x2="24.749cm" svg:y2="13.643cm">
          <text:p/>
        </draw:line>
        <draw:line draw:style-name="gr3" draw:text-style-name="P1" draw:layer="layout" svg:x1="7.323cm" svg:y1="13.643cm" svg:x2="7.321cm" svg:y2="15.224cm">
          <text:p/>
        </draw:line>
        <draw:frame draw:style-name="gr12" draw:text-style-name="P3" draw:layer="layout" svg:width="3.601cm" svg:height="0.962cm" svg:x="2.466cm" svg:y="14.008cm">
          <draw:text-box>
            <text:p>control/info</text:p>
          </draw:text-box>
        </draw:frame>
        <draw:frame draw:style-name="gr13" draw:text-style-name="P3" draw:layer="layout" svg:width="5.044cm" svg:height="0.962cm" svg:x="12.258cm" svg:y="13.954cm">
          <draw:text-box>
            <text:p>object quick edit</text:p>
          </draw:text-box>
        </draw:frame>
        <draw:frame draw:style-name="gr14" draw:text-style-name="P3" draw:layer="layout" svg:width="4.092cm" svg:height="0.962cm" svg:x="11.014cm" svg:y="7.531cm">
          <draw:text-box>
            <text:p>room display</text:p>
          </draw:text-box>
        </draw:frame>
        <draw:frame draw:style-name="gr15" draw:text-style-name="P5" draw:layer="layout" svg:width="3cm" svg:height="2.384cm" svg:x="20.606cm" svg:y="6.693cm">
          <draw:text-box>
            <text:p text:style-name="P4">object</text:p>
            <text:p text:style-name="P4">selection</text:p>
            <text:p text:style-name="P4">(edit)</text:p>
          </draw:text-box>
        </draw:frame>
        <draw:frame draw:style-name="gr15" draw:text-style-name="P5" draw:layer="layout" svg:width="3cm" svg:height="2.384cm" svg:x="2.651cm" svg:y="6.715cm">
          <draw:text-box>
            <text:p text:style-name="P4">object</text:p>
            <text:p text:style-name="P4">selection</text:p>
            <text:p text:style-name="P4">(add)</text:p>
          </draw:text-box>
        </draw:frame>
        <draw:frame draw:style-name="gr16" draw:text-style-name="P2" draw:layer="layout" svg:width="1.646cm" svg:height="0.763cm" svg:x="1.767cm" svg:y="2.382cm">
          <draw:text-box>
            <text:p><text:span text:style-name="T1">Entity</text:span></text:p>
          </draw:text-box>
        </draw:frame>
        <draw:frame draw:style-name="gr17" draw:text-style-name="P2" draw:layer="layout" svg:width="1.226cm" svg:height="0.763cm" svg:x="3.268cm" svg:y="2.383cm">
          <draw:text-box>
            <text:p><text:span text:style-name="T1">Tile</text:span></text:p>
          </draw:text-box>
        </draw:frame>
        <draw:frame draw:style-name="gr18" draw:text-style-name="P2" draw:layer="layout" svg:width="1.645cm" svg:height="0.763cm" svg:x="4.868cm" svg:y="2.383cm">
          <draw:text-box>
            <text:p><text:span text:style-name="T1">Other</text:span></text:p>
          </draw:text-box>
        </draw:frame>
        <draw:frame draw:style-name="gr19" draw:text-style-name="P2" draw:layer="layout" svg:width="1.797cm" svg:height="0.763cm" svg:x="7.268cm" svg:y="2.383cm">
          <draw:text-box>
            <text:p><text:span text:style-name="T1">room1</text:span></text:p>
          </draw:text-box>
        </draw:frame>
        <draw:frame draw:style-name="gr19" draw:text-style-name="P2" draw:layer="layout" svg:width="1.797cm" svg:height="0.763cm" svg:x="9.568cm" svg:y="2.383cm">
          <draw:text-box>
            <text:p><text:span text:style-name="T1">room2</text:span></text:p>
          </draw:text-box>
        </draw:frame>
        <draw:frame draw:style-name="gr19" draw:text-style-name="P2" draw:layer="layout" svg:width="1.797cm" svg:height="0.763cm" svg:x="11.769cm" svg:y="2.384cm">
          <draw:text-box>
            <text:p><text:span text:style-name="T1">room3</text:span></text:p>
          </draw:text-box>
        </draw:frame>
        <draw:frame draw:style-name="gr20" draw:text-style-name="P2" draw:layer="layout" svg:width="2.001cm" svg:height="0.763cm" svg:x="19.869cm" svg:y="2.384cm">
          <draw:text-box>
            <text:p><text:span text:style-name="T1">Entities</text:span></text:p>
          </draw:text-box>
        </draw:frame>
        <draw:frame draw:style-name="gr21" draw:text-style-name="P2" draw:layer="layout" svg:width="1.455cm" svg:height="0.763cm" svg:x="22.17cm" svg:y="2.385cm">
          <draw:text-box>
            <text:p><text:span text:style-name="T1">Tiles</text:span></text:p>
          </draw:text-box>
        </draw:frame>
        <draw:custom-shape draw:style-name="gr22" draw:text-style-name="P6" draw:layer="layout" svg:width="0.381cm" svg:height="0.381cm" svg:x="9.001cm" svg:y="2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9.065cm" svg:y1="2.592cm" svg:x2="9.314cm" svg:y2="2.829cm">
          <text:p/>
        </draw:line>
        <draw:line draw:style-name="gr23" draw:text-style-name="P1" draw:layer="layout" svg:x1="9.314cm" svg:y1="2.592cm" svg:x2="9.065cm" svg:y2="2.829cm">
          <text:p/>
        </draw:line>
        <draw:custom-shape draw:style-name="gr24" draw:text-style-name="P6" draw:layer="layout" svg:width="0.381cm" svg:height="0.381cm" svg:x="11.301cm" svg:y="2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1.365cm" svg:y1="2.592cm" svg:x2="11.614cm" svg:y2="2.829cm">
          <text:p/>
        </draw:line>
        <draw:line draw:style-name="gr23" draw:text-style-name="P1" draw:layer="layout" svg:x1="11.614cm" svg:y1="2.592cm" svg:x2="11.365cm" svg:y2="2.829cm">
          <text:p/>
        </draw:line>
        <draw:custom-shape draw:style-name="gr24" draw:text-style-name="P6" draw:layer="layout" svg:width="0.381cm" svg:height="0.381cm" svg:x="13.401cm" svg:y="2.524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13.465cm" svg:y1="2.592cm" svg:x2="13.714cm" svg:y2="2.829cm">
          <text:p/>
        </draw:line>
        <draw:line draw:style-name="gr23" draw:text-style-name="P1" draw:layer="layout" svg:x1="13.714cm" svg:y1="2.592cm" svg:x2="13.465cm" svg:y2="2.829cm">
          <text:p/>
        </draw:line>
        <draw:line draw:style-name="gr11" draw:text-style-name="P1" draw:layer="layout" svg:x1="1.89cm" svg:y1="3.032cm" svg:x2="3.435cm" svg:y2="3.032cm">
          <text:p/>
        </draw:line>
        <draw:line draw:style-name="gr11" draw:text-style-name="P1" draw:layer="layout" svg:x1="9.507cm" svg:y1="3.032cm" svg:x2="11.838cm" svg:y2="3.032cm">
          <text:p/>
        </draw:line>
        <draw:line draw:style-name="gr11" draw:text-style-name="P1" draw:layer="layout" svg:x1="19.892cm" svg:y1="3.032cm" svg:x2="22.234cm" svg:y2="3.032cm">
          <text:p/>
        </draw:line>
        <draw:line draw:style-name="gr11" draw:text-style-name="P1" draw:layer="layout" svg:x1="9.521cm" svg:y1="2.423cm" svg:x2="9.521cm" svg:y2="3.034cm">
          <text:p/>
        </draw:line>
        <draw:line draw:style-name="gr11" draw:text-style-name="P1" draw:layer="layout" svg:x1="11.821cm" svg:y1="2.424cm" svg:x2="11.821cm" svg:y2="3.035cm">
          <text:p/>
        </draw:line>
        <draw:line draw:style-name="gr11" draw:text-style-name="P1" draw:layer="layout" svg:x1="22.221cm" svg:y1="2.425cm" svg:x2="22.221cm" svg:y2="3.036cm">
          <text:p/>
        </draw:line>
        <draw:line draw:style-name="gr25" draw:text-style-name="P1" draw:layer="layout" svg:x1="19.924cm" svg:y1="3.532cm" svg:x2="24.369cm" svg:y2="3.532cm">
          <text:p/>
        </draw:line>
        <draw:line draw:style-name="gr25" draw:text-style-name="P1" draw:layer="layout" svg:x1="19.925cm" svg:y1="4.032cm" svg:x2="24.37cm" svg:y2="4.032cm">
          <text:p/>
        </draw:line>
        <draw:line draw:style-name="gr25" draw:text-style-name="P1" draw:layer="layout" svg:x1="19.925cm" svg:y1="4.532cm" svg:x2="24.37cm" svg:y2="4.532cm">
          <text:p/>
        </draw:line>
        <draw:line draw:style-name="gr26" draw:text-style-name="P1" draw:layer="layout" svg:x1="7.352cm" svg:y1="4.532cm" svg:x2="19.417cm" svg:y2="4.532cm">
          <text:p/>
        </draw:line>
        <draw:line draw:style-name="gr26" draw:text-style-name="P1" draw:layer="layout" svg:x1="7.353cm" svg:y1="4.032cm" svg:x2="19.418cm" svg:y2="4.032cm">
          <text:p/>
        </draw:line>
        <draw:line draw:style-name="gr26" draw:text-style-name="P1" draw:layer="layout" svg:x1="7.353cm" svg:y1="3.532cm" svg:x2="19.418cm" svg:y2="3.532cm">
          <text:p/>
        </draw:line>
        <draw:line draw:style-name="gr27" draw:text-style-name="P1" draw:layer="layout" svg:x1="1.89cm" svg:y1="3.532cm" svg:x2="6.589cm" svg:y2="3.532cm">
          <text:p/>
        </draw:line>
        <draw:line draw:style-name="gr28" draw:text-style-name="P1" draw:layer="layout" svg:x1="1.891cm" svg:y1="4.032cm" svg:x2="6.59cm" svg:y2="4.032cm">
          <text:p/>
        </draw:line>
        <draw:line draw:style-name="gr27" draw:text-style-name="P1" draw:layer="layout" svg:x1="1.891cm" svg:y1="4.532cm" svg:x2="6.59cm" svg:y2="4.532cm">
          <text:p/>
        </draw:line>
        <draw:frame draw:style-name="gr29" draw:text-style-name="P7" draw:layer="layout" svg:width="1.302cm" svg:height="0.569cm" svg:x="1.857cm" svg:y="2.971cm">
          <draw:text-box>
            <text:p><text:span text:style-name="T2">Player</text:span></text:p>
          </draw:text-box>
        </draw:frame>
        <draw:frame draw:style-name="gr30" draw:text-style-name="P7" draw:layer="layout" svg:width="1.56cm" svg:height="0.569cm" svg:x="1.857cm" svg:y="3.472cm">
          <draw:text-box>
            <text:p><text:span text:style-name="T2">Octopus</text:span></text:p>
          </draw:text-box>
        </draw:frame>
        <draw:frame draw:style-name="gr31" draw:text-style-name="P7" draw:layer="layout" svg:width="2.204cm" svg:height="0.569cm" svg:x="1.857cm" svg:y="3.972cm">
          <draw:text-box>
            <text:p><text:span text:style-name="T2">Health Potion</text:span></text:p>
          </draw:text-box>
        </draw:frame>
        <draw:frame draw:style-name="gr32" draw:text-style-name="P7" draw:layer="layout" svg:width="1.425cm" svg:height="0.569cm" svg:x="19.796cm" svg:y="2.971cm">
          <draw:text-box>
            <text:p><text:span text:style-name="T2">player1</text:span></text:p>
          </draw:text-box>
        </draw:frame>
        <draw:frame draw:style-name="gr33" draw:text-style-name="P7" draw:layer="layout" svg:width="1.653cm" svg:height="0.569cm" svg:x="19.797cm" svg:y="3.472cm">
          <draw:text-box>
            <text:p><text:span text:style-name="T2">octopus1</text:span></text:p>
          </draw:text-box>
        </draw:frame>
        <draw:frame draw:style-name="gr33" draw:text-style-name="P7" draw:layer="layout" svg:width="1.653cm" svg:height="0.569cm" svg:x="19.797cm" svg:y="3.972cm">
          <draw:text-box>
            <text:p><text:span text:style-name="T2">octopus2</text:span></text:p>
          </draw:text-box>
        </draw:frame>
        <draw:line draw:style-name="gr34" draw:text-style-name="P1" draw:layer="layout" svg:x1="23.421cm" svg:y1="3.032cm" svg:x2="23.421cm" svg:y2="4.532cm">
          <text:p/>
        </draw:line>
        <draw:custom-shape draw:style-name="gr35" draw:text-style-name="P1" draw:layer="layout" svg:width="0.254cm" svg:height="0.254cm" svg:x="23.606cm" svg:y="3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3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3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3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3.6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3.606cm" svg:y="4.15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254cm" svg:height="0.254cm" svg:x="24.006cm" svg:y="4.159cm">
          <text:p/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23.641cm" svg:y1="3.183cm" svg:x2="23.835cm" svg:y2="3.403cm">
          <text:p/>
        </draw:line>
        <draw:line draw:style-name="gr23" draw:text-style-name="P1" draw:layer="layout" svg:x1="23.835cm" svg:y1="3.183cm" svg:x2="23.641cm" svg:y2="3.403cm">
          <text:p/>
        </draw:line>
        <draw:line draw:style-name="gr23" draw:text-style-name="P1" draw:layer="layout" svg:x1="23.641cm" svg:y1="3.683cm" svg:x2="23.835cm" svg:y2="3.903cm">
          <text:p/>
        </draw:line>
        <draw:line draw:style-name="gr23" draw:text-style-name="P1" draw:layer="layout" svg:x1="23.835cm" svg:y1="3.683cm" svg:x2="23.641cm" svg:y2="3.903cm">
          <text:p/>
        </draw:line>
        <draw:line draw:style-name="gr23" draw:text-style-name="P1" draw:layer="layout" svg:x1="24.041cm" svg:y1="3.683cm" svg:x2="24.235cm" svg:y2="3.903cm">
          <text:p/>
        </draw:line>
        <draw:line draw:style-name="gr23" draw:text-style-name="P1" draw:layer="layout" svg:x1="24.235cm" svg:y1="3.683cm" svg:x2="24.041cm" svg:y2="3.903cm">
          <text:p/>
        </draw:line>
        <draw:frame draw:style-name="gr37" draw:text-style-name="P8" draw:layer="layout" svg:width="1.103cm" svg:height="0.489cm" svg:x="22.571cm" svg:y="4.683cm">
          <draw:text-box>
            <text:p><text:span text:style-name="T3">visible</text:span></text:p>
          </draw:text-box>
        </draw:frame>
        <draw:frame draw:style-name="gr38" draw:text-style-name="P8" draw:layer="layout" svg:width="1.12cm" svg:height="0.489cm" svg:x="23.372cm" svg:y="4.684cm">
          <draw:text-box>
            <text:p><text:span text:style-name="T3">locked</text:span></text:p>
          </draw:text-box>
        </draw:frame>
        <draw:line draw:style-name="gr3" draw:text-style-name="P1" draw:layer="layout" svg:x1="23.225cm" svg:y1="4.81cm" svg:x2="23.733cm" svg:y2="4.302cm">
          <text:p/>
        </draw:line>
        <draw:line draw:style-name="gr3" draw:text-style-name="P1" draw:layer="layout" svg:x1="23.86cm" svg:y1="4.81cm" svg:x2="24.114cm" svg:y2="4.302cm">
          <text:p/>
        </draw:line>
        <draw:frame draw:style-name="gr39" draw:text-style-name="P9" draw:layer="layout" svg:width="1.704cm" svg:height="0.965cm" svg:x="25.13cm" svg:y="3.032cm">
          <draw:text-box>
            <text:p text:style-name="P4"><text:span text:style-name="T3">double click</text:span></text:p>
            <text:p text:style-name="P4"><text:span text:style-name="T3">opens object</text:span></text:p>
            <text:p text:style-name="P4"><text:span text:style-name="T3">edit window</text:span></text:p>
          </draw:text-box>
        </draw:frame>
        <draw:line draw:style-name="gr3" draw:text-style-name="P1" draw:layer="layout" svg:x1="25.384cm" svg:y1="3.286cm" svg:x2="23.225cm" svg:y2="3.286cm">
          <text:p/>
        </draw:line>
        <draw:frame draw:style-name="gr40" draw:text-style-name="P8" draw:layer="layout" svg:width="1.442cm" svg:height="0.489cm" svg:x="15.478cm" svg:y="2.524cm">
          <draw:text-box>
            <text:p><text:span text:style-name="T3">room tabs</text:span></text:p>
          </draw:text-box>
        </draw:frame>
        <draw:line draw:style-name="gr3" draw:text-style-name="P1" draw:layer="layout" svg:x1="15.605cm" svg:y1="2.778cm" svg:x2="14.208cm" svg:y2="2.778cm">
          <text:p/>
        </draw:line>
        <draw:line draw:style-name="gr3" draw:text-style-name="P1" draw:layer="layout" svg:x1="11.323cm" svg:y1="13.644cm" svg:x2="11.321cm" svg:y2="15.225cm">
          <text:p/>
        </draw:line>
        <draw:frame draw:style-name="gr41" draw:text-style-name="P9" draw:layer="layout" svg:width="3.436cm" svg:height="0.965cm" svg:x="7.724cm" svg:y="13.878cm">
          <draw:text-box>
            <text:p text:style-name="P4"><text:span text:style-name="T3">button: open world map editor</text:span></text:p>
            <text:p text:style-name="P4"><text:span text:style-name="T3">(edit/look at room configuration</text:span></text:p>
            <text:p text:style-name="P4"><text:span text:style-name="T3">more easily)</text:span></text:p>
          </draw:text-box>
        </draw:frame>
        <draw:line draw:style-name="gr42" draw:text-style-name="P1" draw:layer="layout" svg:x1="7.921cm" svg:y1="3.032cm" svg:x2="7.921cm" svg:y2="4.81cm">
          <text:p/>
        </draw:line>
        <draw:line draw:style-name="gr42" draw:text-style-name="P1" draw:layer="layout" svg:x1="8.421cm" svg:y1="3.032cm" svg:x2="8.421cm" svg:y2="4.81cm">
          <text:p/>
        </draw:line>
        <draw:line draw:style-name="gr42" draw:text-style-name="P1" draw:layer="layout" svg:x1="8.921cm" svg:y1="3.032cm" svg:x2="8.921cm" svg:y2="4.81cm">
          <text:p/>
        </draw:line>
        <draw:line draw:style-name="gr42" draw:text-style-name="P1" draw:layer="layout" svg:x1="9.421cm" svg:y1="3.032cm" svg:x2="9.421cm" svg:y2="4.81cm">
          <text:p/>
        </draw:line>
        <draw:line draw:style-name="gr42" draw:text-style-name="P1" draw:layer="layout" svg:x1="9.921cm" svg:y1="3.032cm" svg:x2="9.921cm" svg:y2="4.81cm">
          <text:p/>
        </draw:line>
        <draw:line draw:style-name="gr42" draw:text-style-name="P1" draw:layer="layout" svg:x1="10.421cm" svg:y1="3.032cm" svg:x2="10.421cm" svg:y2="4.81cm">
          <text:p/>
        </draw:line>
        <draw:line draw:style-name="gr42" draw:text-style-name="P1" draw:layer="layout" svg:x1="10.921cm" svg:y1="3.032cm" svg:x2="10.921cm" svg:y2="4.81cm">
          <text:p/>
        </draw:line>
        <draw:line draw:style-name="gr42" draw:text-style-name="P1" draw:layer="layout" svg:x1="11.421cm" svg:y1="3.032cm" svg:x2="11.421cm" svg:y2="4.81cm">
          <text:p/>
        </draw:line>
        <draw:line draw:style-name="gr42" draw:text-style-name="P1" draw:layer="layout" svg:x1="11.921cm" svg:y1="3.032cm" svg:x2="11.921cm" svg:y2="4.81cm">
          <text:p/>
        </draw:line>
        <draw:line draw:style-name="gr42" draw:text-style-name="P1" draw:layer="layout" svg:x1="12.421cm" svg:y1="3.032cm" svg:x2="12.421cm" svg:y2="4.81cm">
          <text:p/>
        </draw:line>
        <draw:line draw:style-name="gr42" draw:text-style-name="P1" draw:layer="layout" svg:x1="12.921cm" svg:y1="3.032cm" svg:x2="12.921cm" svg:y2="4.81cm">
          <text:p/>
        </draw:line>
        <draw:line draw:style-name="gr42" draw:text-style-name="P1" draw:layer="layout" svg:x1="13.421cm" svg:y1="3.032cm" svg:x2="13.421cm" svg:y2="4.81cm">
          <text:p/>
        </draw:line>
        <draw:line draw:style-name="gr42" draw:text-style-name="P1" draw:layer="layout" svg:x1="13.921cm" svg:y1="3.032cm" svg:x2="13.921cm" svg:y2="4.81cm">
          <text:p/>
        </draw:line>
        <draw:line draw:style-name="gr42" draw:text-style-name="P1" draw:layer="layout" svg:x1="14.421cm" svg:y1="3.032cm" svg:x2="14.421cm" svg:y2="4.81cm">
          <text:p/>
        </draw:line>
        <draw:line draw:style-name="gr42" draw:text-style-name="P1" draw:layer="layout" svg:x1="14.921cm" svg:y1="3.032cm" svg:x2="14.921cm" svg:y2="4.81cm">
          <text:p/>
        </draw:line>
        <draw:line draw:style-name="gr42" draw:text-style-name="P1" draw:layer="layout" svg:x1="15.421cm" svg:y1="3.032cm" svg:x2="15.421cm" svg:y2="4.81cm">
          <text:p/>
        </draw:line>
        <draw:line draw:style-name="gr42" draw:text-style-name="P1" draw:layer="layout" svg:x1="15.921cm" svg:y1="3.032cm" svg:x2="15.921cm" svg:y2="4.81cm">
          <text:p/>
        </draw:line>
        <draw:line draw:style-name="gr42" draw:text-style-name="P1" draw:layer="layout" svg:x1="16.421cm" svg:y1="3.032cm" svg:x2="16.421cm" svg:y2="4.81cm">
          <text:p/>
        </draw:line>
        <draw:line draw:style-name="gr42" draw:text-style-name="P1" draw:layer="layout" svg:x1="16.921cm" svg:y1="3.032cm" svg:x2="16.921cm" svg:y2="4.81cm">
          <text:p/>
        </draw:line>
        <draw:line draw:style-name="gr42" draw:text-style-name="P1" draw:layer="layout" svg:x1="17.421cm" svg:y1="3.032cm" svg:x2="17.421cm" svg:y2="4.81cm">
          <text:p/>
        </draw:line>
        <draw:line draw:style-name="gr42" draw:text-style-name="P1" draw:layer="layout" svg:x1="17.921cm" svg:y1="3.032cm" svg:x2="17.921cm" svg:y2="4.81cm">
          <text:p/>
        </draw:line>
        <draw:line draw:style-name="gr42" draw:text-style-name="P1" draw:layer="layout" svg:x1="18.421cm" svg:y1="3.032cm" svg:x2="18.421cm" svg:y2="4.81cm">
          <text:p/>
        </draw:line>
        <draw:line draw:style-name="gr42" draw:text-style-name="P1" draw:layer="layout" svg:x1="18.921cm" svg:y1="3.032cm" svg:x2="18.921cm" svg:y2="4.81cm">
          <text:p/>
        </draw:line>
        <draw:line draw:style-name="gr42" draw:text-style-name="P1" draw:layer="layout" svg:x1="19.421cm" svg:y1="3.032cm" svg:x2="19.421cm" svg:y2="4.81cm">
          <text:p/>
        </draw:line>
        <draw:custom-shape draw:style-name="gr43" draw:text-style-name="P10" draw:layer="layout" svg:width="0.381cm" svg:height="0.381cm" svg:x="6.007cm" svg:y="3.0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0.381cm" svg:height="0.381cm" svg:x="6.007cm" svg:y="3.575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0.381cm" svg:height="0.381cm" svg:x="6.007cm" svg:y="4.075cm">
          <text:p/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1.869cm" svg:height="0.489cm" svg:x="4.778cm" svg:y="4.725cm">
          <draw:text-box>
            <text:p><text:span text:style-name="T3">image preview</text:span></text:p>
          </draw:text-box>
        </draw:frame>
        <draw:line draw:style-name="gr3" draw:text-style-name="P1" draw:layer="layout" svg:x1="5.699cm" svg:y1="4.81cm" svg:x2="6.207cm" svg:y2="4.302cm">
          <text:p/>
        </draw:line>
        <draw:frame draw:style-name="gr39" draw:text-style-name="P9" draw:layer="layout" svg:width="2.255cm" svg:height="0.965cm" svg:x="24.78cm" svg:y="2.194cm">
          <draw:text-box>
            <text:p text:style-name="P4"><text:span text:style-name="T3">todo: add room list</text:span></text:p>
            <text:p text:style-name="P4"><text:span text:style-name="T3">+selection</text:span></text:p>
          </draw:text-box>
        </draw:frame>
        <draw:line draw:style-name="gr3" draw:text-style-name="P1" draw:layer="layout" svg:x1="25.384cm" svg:y1="2.651cm" svg:x2="23.971cm" svg:y2="2.752cm">
          <text:p/>
        </draw:line>
      </draw:page>
      <draw:page draw:name="page2" draw:style-name="dp1" draw:master-page-name="Default">
        <draw:frame draw:style-name="gr45" draw:text-style-name="P3" draw:layer="layout" svg:width="7.038cm" svg:height="10.205cm" svg:x="1.254cm" svg:y="1.381cm">
          <draw:text-box>
            <text:p>Menus:</text:p>
            <text:p>File: </text:p>
            <text:p><text:tab/>-Save World</text:p>
            <text:p><text:tab/>-Load World</text:p>
            <text:p><text:tab/>-Exit</text:p>
            <text:p/>
            <text:p>Edit:</text:p>
            <text:p><text:tab/>-todo</text:p>
            <text:p/>
            <text:p>Help:</text:p>
            <text:p><text:tab/>-todo</text:p>
            <text:p/>
            <text:p>About:</text:p>
            <text:p><text:tab/>-JOptionPane+info</text:p>
          </draw:text-box>
        </draw:frame>
        <draw:frame draw:style-name="gr46" draw:text-style-name="P3" draw:layer="layout" svg:width="7.546cm" svg:height="0.962cm" svg:x="14.716cm" svg:y="1.635cm">
          <draw:text-box>
            <text:p>Todo: Object edit window</text:p>
          </draw:text-box>
        </draw:frame>
        <draw:frame draw:style-name="gr47" draw:text-style-name="P3" draw:layer="layout" svg:width="6.911cm" svg:height="0.962cm" svg:x="14.716cm" svg:y="8.635cm">
          <draw:text-box>
            <text:p>Todo: world map edi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3T15:32:57.037000000</meta:creation-date>
    <dc:date>2015-08-13T16:16:30.248000000</dc:date>
    <meta:editing-duration>PT12M12S</meta:editing-duration>
    <meta:editing-cycles>2</meta:editing-cycles>
    <meta:generator>LibreOffice/5.0.0.5$Windows_x86 LibreOffice_project/1b1a90865e348b492231e1c451437d7a15bb262b</meta:generator>
    <meta:document-statistic meta:object-count="125"/>
  </office:meta>
</office:document-meta>
</file>